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5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Against reform/ for Sabbath Chay<text:span text:style-name="T2">è</text:span><text:span text:style-name="T3"> Sar</text:span><text:span text:style-name="T2">á</text:span><text:span text:style-name="T3">h/</text:span></text:p>
      <text:p text:style-name="P5"><text:span text:style-name="T3"/></text:p>
      <text:p text:style-name="P5"><text:span text:style-name="T3">[Page 1]</text:span></text:p>
      <text:p text:style-name="P5"><text:span text:style-name="T3">[Hebrew]/ [Hebrew]/ [Hebrew]/ </text:span></text:p>
      <text:p text:style-name="P5"><text:span text:style-name="T3">"Rabbi Akiba was proceeding in his lecture, but his auditors fell/ into a slumber. <text:s/>He sought to awaken them by a startling assertion,/ and said, "Esther, the Jewish queen, reigned over one hundred and twenty/ seven provinces, because Sarah, from whom she descended lived one/ hundred and twenty seven years." <text:s/>All eyes opened, every/ ear was stretched to listen to the explanation of so singular an idea./ <text:s/>The Rabbi obtained his object. <text:s/>The subsequent remarks </text:span><text:span text:style-name="T4">elicited</text:span><text:span text:style-name="T3"> commanded/ undivided attention. <text:s/>I--the least among the disciples of the/ Rabbis--will try the same experiment. <text:s/>Brethren! our vener-/-able mother is to be thrust through, in our city, by thirteen/ conspirators....You do look astounded, and cannot understand the/ drift of my speech. <text:s/>I simply desired that your feelings might/ be aroused. <text:s/>Not that you should attend to the words I may/ utter, but that you should heed the cry of ill-used Judaism./ <text:s/>Yes: it is old, but ought therefore its sworn defenders to turn traitors,/ and plot against its life? <text:s/>Know, O fellow Israelites! that/ on Wednesday next, thirteen Rabbis will assemble in Philadelphia,/</text:span></text:p>
      <text:p text:style-name="P5"><text:span text:style-name="T3"/></text:p>
      <text:p text:style-name="P5"><text:span text:style-name="T3">[Page 2]</text:span></text:p>
      <text:p text:style-name="P5"><text:span text:style-name="T3">to deal a deadly blow against the existence of the religion, in/ whose bosom we and they have been nurtured. <text:s/>I have had/ occasion I should rather have said the misfortune--to read/ a discourse which one </text:span><text:soft-page-break/><text:span text:style-name="T3">of those overthrowers recently delivered./ <text:s/>The law which, with apparent solemnity, he, on each revolving/ Sabbath, takes from the ark, and a portion of which he recites/ for the edification of his audience is described by his own pen,/ as an old-dame, in whose countenance the traces of decrepitude/ are discernible. <text:s/>And because she cannot disguise the wrinkles/ that furrow her cheeks, she grows jealous of her rival-philosophy--/ of her rival so fresh and blithe, the acknowledged mistress of an/ enlightened world. <text:s/>Principles of honesty would dictate that/ they who believe, should voluntarily descend</text:span><text:span text:style-name="T4">ed</text:span><text:span text:style-name="T3"> from the pulpits/ they occupy., that they should put off this ministerial robe,/ which ought to weigh on their bodies as heavily as lead weighs./ <text:s/>Yet, rather than thus lighten the burden of their conscience,/ they endeavour to persuade themselves that the powers wherewith/ their Rabbinical preceptors inveiled[sic!] them are becomingly exercised./ <text:s/>Nay: that through their exertions alone is prejudice against the/ Hebrew race famishing apace, and monotheism spreading amazingly/ fast. <text:s/>But is my mind so obtuse, that it cannot discover/ what they so clearly see? <text:s/>Brethren. <text:s/>When the discourse/</text:span></text:p>
      <text:p text:style-name="P5"><text:span text:style-name="T3"/></text:p>
      <text:p text:style-name="P5"><text:span text:style-name="T3">[Page 3]</text:span></text:p>
      <text:p text:style-name="P5"><text:span text:style-name="T3">to which I have just alluded found its way in the secular/ press, a christian remarked that Israel cannot be considered/ any longer the people, through whom all the nations of the/ earth will be blessed, for, infidelity is being enlisted in their/ ranks, and the chieftains welcome it. <text:s/>Alas! we may well/ exclaim with the plaintive bard [Hebrew]/ "Those who handle the law, know me not; the shepherds have/ rebelled against me". <text:s/>Have not their undertakings been/ daring? <text:s/>They assume the title of Rabbis, but scarcely a/ vestige of Rabbinical enactments have they left! <text:s/>The/ Pentateuch is still enshrined in the temples, wherein they/ conduct an ostensibly Jewish worship, but its ceremonial/ percepts have been declared unsuited to the age, and therefore/ unbinding; and now, we are led to infer from their manifesto,/ that their meeting will effect this end. <text:s/>It will be decided that/ a matrimonial alliance with gentiles is no longer to be disallowed;/ that a marriage before a temporal magistrate, has equal validity/ as that performed by a Hebrew minister; that the state alone/ must grant divorces; that the levirate law is abolished./ <text:s/>What more is needed, but to cry out "American Israelites, Judaism/ is extinct"/</text:span></text:p>
      <text:p text:style-name="P5"><text:span text:style-name="T3"/></text:p>
      <text:p text:style-name="P5"><text:span text:style-name="T3">[Page 4]</text:span></text:p>
      <text:p text:style-name="P5"><text:span text:style-name="T3">The grave is being dug, wherein it may be consigned to oblivion./ <text:s/>Will you help to fill it with dust?...Dear hearers! Let not/ a spirit of curiosity incite you to seek admission into that/ assemblage of the unrighteous. <text:s/>Discussion will not, I conceive,/ be permitted to the laity, and your presence </text:span><text:span text:style-name="T4">will</text:span><text:span text:style-name="T3"> may be interspersed/ as a trait approval of an act, which your soul should abhor./ <text:s/>[Hebrew]/ Ponder on these words of the royal psalmist. <text:s/>"Blessed in the/ man, who walketh not in the counsel of the ungodly, nor standeth/ in the way of sinners, nor sitteth in the seat of the scornful."/ <text:s/>It does not suffice that we reject the teachings of wickedness;/ it is not enough that we shun the association of habitual/ transgressors; we must also avoid being seen in the meeting/ of those who scoff at religion. <text:s/>Disclaiming the intention to/ be personal, I assert, that the conference to be held in Phila-/-delphia is of a character, that no one, in whose breast a spark/ of affection for Judaism still burns, ought to countenance./ <text:s/>They who projected it, should discover that their specious/ reasonings fall upon the ears of but few listeners; then, they/ may perchance <text:s/>be restrained, if they will not retrace their steps/ from the pernicious career they are pursuing. <text:s/>For, what/ encouraged the advocates of radical changes in our religion?/</text:span></text:p>
      <text:p text:style-name="P5"><text:span text:style-name="T3"/></text:p>
      <text:p text:style-name="P5"><text:span text:style-name="T3">[Page 5]</text:span></text:p>
      <text:p text:style-name="P5"><text:span text:style-name="T3">What? but the [?] of a well administered rebuke/ at the hands of the community? <text:s/>They addressed themselves to multitudes, incapable to determine, whether/ the application of the theories advanced, would be conducive to the goal, professedly aimed at./ <text:s/>Meeting with no resistance, those designing men, ventured upon that which, in all likelihood,/ they thankfully never imagined could be possibly accomplished. <text:s/>For, not at once did/ reform--erroneously so termed--present the bold font, which/ it now exhibits. <text:s/>At first, it appeared in the garb/ of sanctimoniousness. <text:s/>The ritual must be altered, in </text:span><text:soft-page-break/><text:span text:style-name="T3">order/ to ensure devotion. <text:s/>The people assented. <text:s/>The Synagogue/ must be modernized, to elicit the respect of gentile visitors./ <text:s/>The people tamely yeilded[sic!]. <text:s/>The division, which restriction/ on our diet has maintained between us and the rest of the/ world, must be removed, not to expose Israel to the derision of/ the enlightened. <text:s/>The people demurred, but at length agreed/ to disregard the injunction of their ancient leader, and heed that/ of their new shepherds. <text:s/>And now casting aside the mask/ which concealed its hideous features, now, reform sallies forth/ armed with the weapon </text:span><text:span text:style-name="T4">where</text:span><text:span text:style-name="T3"> to strike at the vitals of Judaism./ <text:s/>Brethren! <text:s/>If the congregations, which the thirteen Rabbis, who/ will assemble in our city represent, accept the results of the/ conference, the state of our religion will become so anomalous,/ that an open schism, </text:span><text:span text:style-name="T4">as</text:span><text:span text:style-name="T3"> like Caraism, would be infinitely better./ <text:s/>Questions </text:span><text:span text:style-name="T4">will</text:span><text:span text:style-name="T3"> may ensue, that no conscientious minister will/ be able to solve, without necessarily widening the breach/ </text:span><text:span text:style-name="T4">wh</text:span><text:span text:style-name="T3"> which, unhappily, already </text:span><text:span text:style-name="T4">a</text:span><text:span text:style-name="T3"> exists./</text:span></text:p>
      <text:p text:style-name="P5"><text:span text:style-name="T3"/></text:p>
      <text:p text:style-name="P5"><text:span text:style-name="T3">[Page 6]</text:span></text:p>
      <text:p text:style-name="P5"><text:span text:style-name="T3">The legality of marriages, the legitimacy of children their claim/ to the name of Jews, may be among the vexatious questions/ that will arise from the adoption of the schemes in contemplation./ <text:s/>I hope that the community will, with one mind, execrate them./ <text:s/>I pray that the God of Israel may frustrate the sense of/ the unrighteous. <text:s/>But to you, over whose religious honor I am/ bound to watch, I will say. <text:s/>Brethren! <text:s/>Frown upon the/ attempt </text:span><text:span text:style-name="T4">of</text:span><text:span text:style-name="T3"> to overthrow the fundamental principles of Judaism./ <text:s/>Rebuke it by eschewing the conventicle of scoffers. <text:s/>Let it/ not be reported abroad that your presence lent it force./ <text:s/>To </text:span><text:span text:style-name="T4">yo</text:span><text:span text:style-name="T3"> each of you, through whose instrumentality, under Providence,/ the standard of Biblical and traditional Judaism will never be suffered/ to trail the dust, to each of you I will say concerning reform, in/ the language of Scripture [Hebrew]/ "Incline not thy heart to her ways, go not astray after her/ paths." <text:s/>[Hebrew] <text:s/>"For many hath she/ caused to fall down, and mighty ones have been all those she/ has killed." <text:s/>[Hebrew]. <text:s/>"Her house leadeth/ to the way of perdition, </text:span><text:span text:style-name="T4">rescendin</text:span><text:span text:style-name="T3"> going down to the/ chambers of death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7T11:09:49.20</meta:creation-date>
    <meta:document-statistic meta:table-count="0" meta:image-count="0" meta:object-count="0" meta:page-count="4" meta:paragraph-count="75" meta:word-count="1465" meta:character-count="9284"/>
    <dc:date>2012-04-17T12:14:16.31</dc:date>
    <dc:creator>Penn Libraries</dc:creator>
    <meta:editing-duration>PT00H01M33S</meta:editing-duration>
    <meta:editing-cycles>1</meta:editing-cycles>
    <meta:generator>OpenOffice.org/3.2$Win32 OpenOffice.org_project/320m12$Build-9483</meta:generator>
  </office:meta>
</office:document-meta>
</file>